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e progetto: <text:span text:style-name="T1">Irrigo</text:span></text:p>
      <text:p text:style-name="P1"/>
      <text:p text:style-name="P1"><text:span text:style-name="T2">Descrizione</text:span>: Timer per regolare fasi di irrigazione di terrazzi e girdini in grado di pilotare 3 opure 4 elettrovalvole per differnti circuiti. Connesso a rete LAN con wifi.</text:p>
      <text:p text:style-name="P1">Ciascun circuito programmabile con 4 differenti sequenze definibili come ora di partenza e durata in minuti.</text:p>
      <text:p text:style-name="P1"/>
      <text:p text:style-name="P1">Il sistema conserva la data e l'ora e le programmazioni anche in mancanza di alimentazione elettrica.</text:p>
      <text:p text:style-name="P1"/>
      <text:p text:style-name="P1">Opzione di sensore di pioggia per escludere l'irrigazione o utilizzo di sensori presenti sulla LAN.</text:p>
      <text:p text:style-name="P1"/>
      <text:p text:style-name="P1">Alimentazione da rete elettrica. In opzione analisi della possibilità di utilizzare alimentazione a batteria e la possibilità di accumulatori ricaricati da celle solari.</text:p>
      <text:p text:style-name="P1"/>
      <text:p text:style-name="P1">Programmazione e controllo attività del timer con interfaccia web da rete locale o da Wan.</text:p>
      <text:p text:style-name="P1"/>
      <text:p text:style-name="P1">Possibilità uplodare dati di funzionamento su database in cloud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nrico Malacrida</meta:initial-creator>
    <meta:creation-date>2016-07-14T13:19:42.53</meta:creation-date>
    <dc:date>2016-07-14T14:22:58.66</dc:date>
    <dc:creator>Enrico Malacrida</dc:creator>
    <meta:editing-duration>PT1H3M39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8" meta:word-count="125" meta:character-count="825"/>
  </office:meta>
</office:document-meta>
</file>